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2" svg:font-family="FreeSans"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style:font-name="FreeSans" fo:font-size="11pt" officeooo:rsid="00094cf3" officeooo:paragraph-rsid="000f0853"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am: Sander Wolswijk</text:p>
      <text:p text:style-name="P1">25-10-16</text:p>
      <text:p text:style-name="P1"/>
      <text:p text:style-name="P1">We hadden een ‘trial and error’ methode gebruikt, we zijn daarmee tot een werkend eindproduct gekomen. Tot het na het solderen niet meer werkte, dat was niet heel erg goed gegaan. Wat wel goed ging was de samenwerking, ik legte wat ik deed zo goed mogelijk uit, en mijn groepsleden legten alles ook aan mij en de andere uit. En als er iets fout was konden we samen tot een oplossing komen. Of als iemand te laat was wisten we snel waarom. Zelf wist ik wel al wat van de Arduino, maar ik heb ook nog heel wat geleerd. Ik had nooit het shift registers gewerkt, of led displays en knopjes waren ook nieuw voor me. Alleen moeten we volgende keer wel een betere methode gebruiken, en misschien eerst een ontwerp maken.</text:p>
      <text:p text:style-name="P1"/>
      <text:p text:style-name="P1">Voor volgende keer:</text:p>
      <text:p text:style-name="P1"><text:tab/>- Een planningsmethode gebruiken, zoals scrum</text:p>
      <text:p text:style-name="P1"><text:tab/>- Eerst een ontwerp maken</text:p>
      <text:p text:style-name="P1"><text:tab/>- De modulewijzer eerst goed lez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2" svg:font-family="FreeSans"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2"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16:59:50.803688408</meta:creation-date>
    <dc:date>2016-10-25T17:00:10.627113148</dc:date>
    <meta:editing-duration>PT19S</meta:editing-duration>
    <meta:editing-cycles>1</meta:editing-cycles>
    <meta:document-statistic meta:table-count="0" meta:image-count="0" meta:object-count="0" meta:page-count="1" meta:paragraph-count="7" meta:word-count="156" meta:character-count="868" meta:non-whitespace-character-count="716"/>
    <meta:generator>LibreOffice/5.2.2.2.0$Linux_X86_64 LibreOffice_project/20m0$Build-2</meta:generator>
  </office:meta>
</office:document-meta>
</file>